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12f5"/>
    </style:style>
    <style:style style:name="P2" style:family="paragraph" style:parent-style-name="Standard">
      <style:text-properties officeooo:paragraph-rsid="000412f5"/>
    </style:style>
    <style:style style:name="P3" style:family="paragraph" style:parent-style-name="Standard">
      <style:text-properties officeooo:paragraph-rsid="000413d6"/>
    </style:style>
    <style:style style:name="T1" style:family="text">
      <style:text-properties officeooo:rsid="000412f5"/>
    </style:style>
    <style:style style:name="T2" style:family="text">
      <style:text-properties fo:font-variant="normal" fo:text-transform="none" fo:color="#14171a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14171a" style:font-name="apple-system" fo:font-size="10.5pt" fo:letter-spacing="normal" fo:font-style="normal" fo:font-weight="normal" officeooo:rsid="000412f5"/>
    </style:style>
    <style:style style:name="T4" style:family="text">
      <style:text-properties fo:font-variant="normal" fo:text-transform="none" fo:color="#14171a" style:font-name="apple-system" fo:font-size="10.5pt" fo:letter-spacing="normal" fo:font-style="normal" fo:font-weight="normal" officeooo:rsid="00041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I key : </text:span><text:span text:style-name="T2">28Ch8zOU6wVhatVYwevxSE0On</text:span></text:p>
      <text:p text:style-name="P1"><text:span text:style-name="T3">API secret key : <text:s/></text:span><text:span text:style-name="T2">olYy4TfnUJf1BuXl0gGQgGRXz3mXSuNDSZQf2qF8RgNrPylAoT</text:span></text:p>
      <text:p text:style-name="P1"><text:span text:style-name="T3">Bearer token: </text:span><text:span text:style-name="T2">AAAAAAAAAAAAAAAAAAAAAMonOQEAAAAAEChfqWZZr3SFwkBjOaVboAPp6vE%3DQJdjWbVng1qCrLi65Jv9zqyhVOlrw1m9ADv8ZERq3B2xQkXQk4</text:span></text:p>
      <text:p text:style-name="P1"><text:span text:style-name="T2"/></text:p>
      <text:p text:style-name="P3"><text:span text:style-name="T4">access token: </text:span><text:span text:style-name="T2">2877051802-CjYnlQ04mIByQx136z2SQT1Xa4R86WYuEZYwrjY</text:span></text:p>
      <text:p text:style-name="P3"><text:span text:style-name="T4">access token secret: </text:span><text:span text:style-name="T2">2ys2FLIQ4eoM7xAL76zGu6IIghCZ3ISskx7g7x7w86ZP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23:05:09.777356036</meta:creation-date>
    <dc:date>2021-04-05T00:14:48.911855794</dc:date>
    <meta:editing-duration>PT2M1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5" meta:word-count="19" meta:character-count="359" meta:non-whitespace-character-count="344"/>
  </office:meta>
</office:document-meta>
</file>